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ARMIENTO MALDONADO YURI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43310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068489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ARMIENTO MALDONADO YURI NEI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43310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1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54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54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88155523</text:p>
          </table:table-cell>
          <table:table-cell table:style-name="Tabla2.D3" office:value-type="string">
            <text:p text:style-name="P17">654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5:43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